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33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ook into sensors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Research related work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Construct Artificial skin and test</text:p>
          </table:table-cell>
          <table:table-cell table:number-columns-repeated="2"/>
          <table:table-cell table:style-name="ce4"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Find Motor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Build test setup</text:p>
          </table:table-cell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Data acquisition</text:p>
          </table:table-cell>
          <table:table-cell table:number-columns-repeated="5"/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orque controller</text:p>
          </table:table-cell>
          <table:table-cell table:number-columns-repeated="7"/>
          <table:table-cell table:style-name="ce8"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8:23:01.000320568</meta:creation-date>
    <dc:date>2018-10-23T08:33:46.568401905</dc:date>
    <meta:editing-duration>PT32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